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254c" officeooo:paragraph-rsid="0017254c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aldenil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0:46:37.016000000</meta:creation-date>
    <dc:date>2014-02-10T10:53:51.708000000</dc:date>
    <meta:editing-duration>P0D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" meta:word-count="3" meta:character-count="13" meta:non-whitespace-character-count="11"/>
  </office:meta>
</office:document-meta>
</file>